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language="zxx" fo:country="none" officeooo:rsid="0016ef0f" officeooo:paragraph-rsid="0016ef0f" style:language-asian="zxx" style:country-asian="none" style:language-complex="zxx" style:country-complex="none"/>
    </style:style>
    <style:style style:name="P2" style:family="paragraph" style:parent-style-name="Standard">
      <style:text-properties style:font-name="Calibri" fo:language="zxx" fo:country="none" officeooo:rsid="0016ef0f" officeooo:paragraph-rsid="00180066" style:language-asian="zxx" style:country-asian="none" style:language-complex="zxx" style:country-complex="none"/>
    </style:style>
    <style:style style:name="T1" style:family="text">
      <style:text-properties officeooo:rsid="00180066"/>
    </style:style>
    <style:style style:name="T2" style:family="text">
      <style:text-properties officeooo:rsid="00184f05"/>
    </style:style>
    <style:style style:name="T3" style:family="text">
      <style:text-properties officeooo:rsid="00198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et invullen van de enquête <text:span text:style-name="T1">t</text:span>ijdens de POP-sessie 'Brein aan het werk! Niet storen!' over technologieverslaving was een eye-opener voor mij. De resultaten lieten zien dat ik mij <text:span text:style-name="T1">blijkbaar</text:span> in de "danger-zone" <text:span text:style-name="T2">bevindt</text:span>, waarbij ik niet verslaafd ben aan technologie, maar wel moet opletten met mijn gebruik ervan. Het was interessant om te zien hoe vaak ik mijn telefoon <text:span text:style-name="T1">per dag gebruik voor onbelangrijke redenen.</text:span> Deze ervaring heeft mij bewust gemaakt <text:span text:style-name="T2">over</text:span> de manier waarop technologie mijn leven beïnvloedt en heeft me aangespoord om mijn technologiegebruik te verminderen. Door bewust te zijn van <text:span text:style-name="T3">mijn</text:span> gewoonte<text:span text:style-name="T3">s</text:span> en <text:span text:style-name="T3">mijn</text:span> gebruik van technologie, <text:span text:style-name="T3">kan</text:span> <text:span text:style-name="T3">ik mijn</text:span> gedrag aanpassen om een balans te vinden tussen <text:span text:style-name="T3">ongezond technologiegebruik, en productief gebruik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21:31:36.147808977</meta:creation-date>
    <dc:date>2023-03-12T22:06:28.182224729</dc:date>
    <meta:editing-duration>PT4M1S</meta:editing-duration>
    <meta:editing-cycles>1</meta:editing-cycles>
    <meta:document-statistic meta:table-count="0" meta:image-count="0" meta:object-count="0" meta:page-count="1" meta:paragraph-count="1" meta:word-count="116" meta:character-count="758" meta:non-whitespace-character-count="642"/>
    <meta:generator>LibreOffice/7.3.7.2$Linux_X86_64 LibreOffice_project/30$Build-2</meta:generator>
  </office:meta>
</office:document-meta>
</file>